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79C196488BEBA5DA1A.png" manifest:media-type="image/png"/>
  <manifest:file-entry manifest:full-path="Pictures/10000000000004B2000001ACE36749D85829FF74.png" manifest:media-type="image/png"/>
  <manifest:file-entry manifest:full-path="Pictures/10000000000004B20000019492619884D54CE042.png" manifest:media-type="image/png"/>
  <manifest:file-entry manifest:full-path="Pictures/10000000000004B200000424D141589999A7FF23.png" manifest:media-type="image/png"/>
  <manifest:file-entry manifest:full-path="Pictures/10000000000004B2000002D2B913BCB157025168.png" manifest:media-type="image/png"/>
  <manifest:file-entry manifest:full-path="Pictures/10000000000004B200000170ABD5C58F9BDBB924.png" manifest:media-type="image/png"/>
  <manifest:file-entry manifest:full-path="Pictures/10000000000004B2000001895D8C0A79D10A7FD7.png" manifest:media-type="image/png"/>
  <manifest:file-entry manifest:full-path="Pictures/10000000000004B20000016A6980909B1B93E0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56cm, 5.768cm, 0.763cm, 2.66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58cm, 5.758cm, 1.042cm, 2.67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2cm, 5.895cm, 0.89cm, 2.79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74cm, 5.758cm, 0.931cm, 2.80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88cm, 5.768cm, 0.89cm, 2.79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13cm, 5.885cm, 0.896cm, 2.67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8.045cm" svg:x="1.726cm" svg:y="2.816cm">
          <draw:image xlink:href="Pictures/10000000000004B200000424D141589999A7FF23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.413cm" svg:y="13.208cm">
          <text:p text:style-name="P2">Open Contact</text:p>
          <text:p text:style-name="P2">For Edit</text:p>
          <draw:enhanced-geometry svg:viewBox="0 0 21600 21600" draw:glue-points="10800 0 0 10800 10800 21600 21600 10800 ?f40 ?f41" draw:text-areas="0 0 21600 21600" draw:type="rectangular-callout" draw:modifiers="24215.8793969849 -13402.0113686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8.796cm" svg:y="1.778cm">
          <text:p text:style-name="P2">Contact Name</text:p>
          <draw:enhanced-geometry svg:viewBox="0 0 21600 21600" draw:glue-points="10800 0 0 10800 10800 21600 21600 10800 ?f40 ?f41" draw:text-areas="0 0 21600 21600" draw:type="rectangular-callout" draw:modifiers="-709.145728643216 54685.2926709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7.259cm" svg:y="2.069cm">
          <text:p text:style-name="P2">View All</text:p>
          <text:p text:style-name="P2">Contact Info</text:p>
          <draw:enhanced-geometry svg:viewBox="0 0 21600 21600" draw:glue-points="10800 0 0 10800 10800 21600 21600 10800 ?f40 ?f41" draw:text-areas="0 0 21600 21600" draw:type="rectangular-callout" draw:modifiers="18369.0452261307 40203.8366945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978cm" svg:y="6.45cm">
          <text:p text:style-name="P2">Create New</text:p>
          <text:p text:style-name="P2">Contact</text:p>
          <draw:enhanced-geometry svg:viewBox="0 0 21600 21600" draw:glue-points="10800 0 0 10800 10800 21600 21600 10800 ?f40 ?f41" draw:text-areas="0 0 21600 21600" draw:type="rectangular-callout" draw:modifiers="21849.648241206 35937.0354175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045cm" svg:x="1.27cm" svg:y="1.651cm">
          <draw:image xlink:href="Pictures/10000000000004B200000424D141589999A7FF2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text-style-name="P1" draw:layer="layout" svg:width="23.367cm" svg:height="6.603cm" svg:x="1.906cm" svg:y="2.032cm">
          <draw:image xlink:href="Pictures/10000000000004B2000001ACE36749D85829FF74.png" xlink:type="simple" xlink:show="embed" xlink:actuate="onLoad">
            <text:p/>
          </draw:image>
        </draw:frame>
        <draw:frame draw:style-name="gr5" draw:text-style-name="P1" draw:layer="layout" svg:width="23.367cm" svg:height="5.587cm" svg:x="1.906cm" svg:y="9.272cm">
          <draw:image xlink:href="Pictures/10000000000004B20000019492619884D54CE042.png" xlink:type="simple" xlink:show="embed" xlink:actuate="onLoad">
            <text:p/>
          </draw:image>
        </draw:frame>
        <draw:frame draw:style-name="gr6" draw:text-style-name="P1" draw:layer="layout" svg:width="23.113cm" svg:height="4.825cm" svg:x="2.033cm" svg:y="15.749cm">
          <draw:image xlink:href="Pictures/10000000000004B200000170ABD5C58F9BDBB924.png" xlink:type="simple" xlink:show="embed" xlink:actuate="onLoad">
            <text:p/>
          </draw:image>
        </draw:frame>
        <draw:frame draw:style-name="gr7" draw:text-style-name="P1" draw:layer="layout" svg:width="23.24cm" svg:height="14.096cm" svg:x="2.286cm" svg:y="21.718cm">
          <draw:image xlink:href="Pictures/10000000000004B2000002D2B913BCB15702516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1" draw:layer="layout" svg:width="23.24cm" svg:height="4.698cm" svg:x="1.27cm" svg:y="1.016cm">
          <draw:image xlink:href="Pictures/10000000000004B20000016A6980909B1B93E0CC.png" xlink:type="simple" xlink:show="embed" xlink:actuate="onLoad">
            <text:p/>
          </draw:image>
        </draw:frame>
        <draw:frame draw:style-name="gr9" draw:text-style-name="P1" draw:layer="layout" svg:width="23.24cm" svg:height="5.587cm" svg:x="1.651cm" svg:y="6.858cm">
          <draw:image xlink:href="Pictures/10000000000004B2000001895D8C0A79D10A7FD7.png" xlink:type="simple" xlink:show="embed" xlink:actuate="onLoad">
            <text:p/>
          </draw:image>
        </draw:frame>
        <draw:frame draw:style-name="gr10" draw:text-style-name="P2" draw:layer="layout" svg:width="31.802cm" svg:height="9.974cm" svg:x="1.98cm" svg:y="13.775cm">
          <draw:image xlink:href="Pictures/10000000000004B200000179C196488BEBA5DA1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4.953cm" svg:y="13.154cm">
          <text:p text:style-name="P2">Icon used</text:p>
          <text:p text:style-name="P2">for contact</text:p>
          <draw:enhanced-geometry svg:viewBox="0 0 21600 21600" draw:glue-points="10800 0 0 10800 10800 21600 21600 10800 ?f40 ?f41" draw:text-areas="0 0 21600 21600" draw:type="rectangular-callout" draw:modifiers="-8202.21105527638 46326.19151727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7T14:00:09.836141784</dc:date>
    <meta:editing-duration>P1DT4H12M25S</meta:editing-duration>
    <meta:editing-cycles>51</meta:editing-cycles>
    <meta:generator>LibreOffice/6.0.7.3$Linux_X86_64 LibreOffice_project/00m0$Build-3</meta:generator>
    <meta:document-statistic meta:object-count="14"/>
  </office:meta>
</office:document-meta>
</file>